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0" svg:font-family="0" style:font-family-generic="roman"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568cm" fo:margin-left="-0.106cm" fo:margin-top="0cm" fo:margin-bottom="0cm" table:align="left"/>
    </style:style>
    <style:style style:name="Table1.A" style:family="table-column">
      <style:table-column-properties style:column-width="4.085cm"/>
    </style:style>
    <style:style style:name="Table1.B" style:family="table-column">
      <style:table-column-properties style:column-width="1.815cm"/>
    </style:style>
    <style:style style:name="Table1.C" style:family="table-column">
      <style:table-column-properties style:column-width="1.813cm"/>
    </style:style>
    <style:style style:name="Table1.D" style:family="table-column">
      <style:table-column-properties style:column-width="1.572cm"/>
    </style:style>
    <style:style style:name="Table1.E" style:family="table-column">
      <style:table-column-properties style:column-width="1.803cm"/>
    </style:style>
    <style:style style:name="Table1.G" style:family="table-column">
      <style:table-column-properties style:column-width="1.812cm"/>
    </style:style>
    <style:style style:name="Table1.H" style:family="table-column">
      <style:table-column-properties style:column-width="1.662cm"/>
    </style:style>
    <style:style style:name="Table1.I" style:family="table-column">
      <style:table-column-properties style:column-width="1.887cm"/>
    </style:style>
    <style:style style:name="Table1.J" style:family="table-column">
      <style:table-column-properties style:column-width="0.307cm"/>
    </style:style>
    <style:style style:name="Table1.1" style:family="table-row">
      <style:table-row-properties style:min-row-height="0.557cm" fo:keep-together="auto"/>
    </style:style>
    <style:style style:name="Table1.A1" style:family="table-cell">
      <style:table-cell-properties style:vertical-align="middle" fo:padding-left="0.049cm" fo:padding-right="0.049cm" fo:padding-top="0cm" fo:padding-bottom="0cm" fo:border="none"/>
    </style:style>
    <style:style style:name="Table1.B1" style:family="table-cell">
      <style:table-cell-properties style:vertical-align="bottom" fo:padding-left="0.049cm" fo:padding-right="0.049cm" fo:padding-top="0cm" fo:padding-bottom="0cm" fo:border="none"/>
    </style:style>
    <style:style style:name="Table1.2" style:family="table-row">
      <style:table-row-properties style:min-row-height="1.931cm" fo:keep-together="auto"/>
    </style:style>
    <style:style style:name="Table1.3" style:family="table-row">
      <style:table-row-properties style:min-row-height="0.517cm" fo:keep-together="auto"/>
    </style:style>
    <style:style style:name="Table1.5" style:family="table-row">
      <style:table-row-properties style:min-row-height="0.106cm" fo:keep-together="auto"/>
    </style:style>
    <style:style style:name="Table1.12" style:family="table-row">
      <style:table-row-properties style:min-row-height="0.635cm" fo:keep-together="auto"/>
    </style:style>
    <style:style style:name="Table1.17" style:family="table-row">
      <style:table-row-properties style:min-row-height="0.579cm" fo:keep-together="auto"/>
    </style:style>
    <style:style style:name="Table1.21" style:family="table-row">
      <style:table-row-properties style:min-row-height="1.746cm" fo:keep-together="auto"/>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justify" style:justify-single-word="false">
        <style:tab-stops/>
      </style:paragraph-properties>
    </style:style>
    <style:style style:name="P3" style:family="paragraph" style:parent-style-name="Standard">
      <style:paragraph-properties fo:text-align="justify" style:justify-single-word="false">
        <style:tab-stops/>
      </style:paragraph-properties>
      <style:text-properties officeooo:paragraph-rsid="002cd7d7"/>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center" style:justify-single-word="false">
        <style:tab-stops/>
      </style:paragraph-properties>
      <style:text-properties officeooo:paragraph-rsid="00251e1c"/>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center" style:justify-single-word="false">
        <style:tab-stops/>
      </style:paragraph-properties>
      <style:text-properties officeooo:rsid="0021cb00" officeooo:paragraph-rsid="0021cb00"/>
    </style:style>
    <style:style style:name="P8" style:family="paragraph" style:parent-style-name="Standard">
      <style:paragraph-properties fo:text-align="justify" style:justify-single-word="false">
        <style:tab-stops/>
      </style:paragraph-properties>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9" style:family="paragraph" style:parent-style-name="Standard">
      <style:paragraph-properties fo:text-align="justify" style:justify-single-word="false">
        <style:tab-stops/>
      </style:paragraph-properties>
      <style:text-properties style:font-name="Liberation Serif" fo:font-size="12pt" style:font-size-asian="12pt" style:font-size-complex="12pt"/>
    </style:style>
    <style:style style:name="P10" style:family="paragraph" style:parent-style-name="Standard">
      <style:paragraph-properties fo:text-align="justify" style:justify-single-word="false">
        <style:tab-stops/>
      </style:paragraph-properties>
      <style:text-properties style:font-name="Liberation Serif"/>
    </style:style>
    <style:style style:name="P11" style:family="paragraph" style:parent-style-name="Standard">
      <style:paragraph-properties fo:text-align="justify" style:justify-single-word="false">
        <style:tab-stops/>
      </style:paragraph-properties>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1" style:family="text">
      <style:text-properties fo:font-weight="bold" style:font-weight-asian="bold"/>
    </style:style>
    <style:style style:name="T2" style:family="text">
      <style:text-properties fo:font-weight="bold" officeooo:rsid="00204952" style:font-weight-asian="bold"/>
    </style:style>
    <style:style style:name="T3" style:family="text">
      <style:text-properties fo:font-weight="bold" officeooo:rsid="0028a0a0" style:font-weight-asian="bold"/>
    </style:style>
    <style:style style:name="T4" style:family="text">
      <style:text-properties style:text-underline-style="solid" style:text-underline-width="auto" style:text-underline-color="font-color"/>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9c71a"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aca45" style:font-size-asian="12pt" style:font-style-asian="normal" style:font-weight-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3c55ba" style:font-size-asian="12pt" style:font-style-asian="normal" style:font-weight-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3cfb40" style:font-size-asian="12pt" style:font-style-asian="normal" style:font-weight-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3e5dc6" style:font-size-asian="12pt" style:font-style-asian="normal" style:font-weight-asian="normal" style:font-size-complex="12pt"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normal" officeooo:rsid="003f108d" style:font-size-asian="12pt" style:font-style-asian="normal" style:font-weight-asian="normal" style:font-size-complex="12pt" style:text-emphasize="none"/>
    </style:style>
    <style:style style:name="T13" style:family="text">
      <style:text-properties style:use-window-font-color="true" style:text-outline="false" style:text-line-through-style="none" style:text-line-through-type="none" fo:font-style="italic" fo:text-shadow="none" style:text-underline-style="none" fo:font-weight="normal" style:font-style-asian="italic" style:font-weight-asian="normal" style:text-emphasize="none"/>
    </style:style>
    <style:style style:name="T14" style:family="text">
      <style:text-properties style:use-window-font-color="true"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officeooo:rsid="00367b0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I"/>
        <table:table-column table:style-name="Table1.J"/>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
          <table:table-cell table:style-name="Table1.A1" table:number-columns-spanned="10" office:value-type="string">
            <text:p text:style-name="P2">I, <text:span text:style-name="T4">SYSON, MICHAEL B.</text:span>, Corporate Secretary of <text:span text:style-name="T4">USBONG SOCIAL SYSTEMS, INC.</text:span> declare under penalty of perjury that all matters set forth in this GIS have been duly verified by me and to the best of my knowledge and belief are true and correct. </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8">I hereby attest that all the information in this GIS are being submitted in compliance with the rules and regulations of the Securities and Exchange Commission (SEC) the collection, processing, storage and sharing of said information being necessary to carry out the functions of public authority for the performance of the constitutionally and statutorily mandated functions of the SEC as a regulatory agency.</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 table:number-columns-spanned="10" office:value-type="string">
            <text:p text:style-name="P2"><text:span text:style-name="T6">I further attest that </text:span><text:span text:style-name="T7">as </text:span><text:span text:style-name="T12">a Filipino citizen and </text:span><text:span text:style-name="T7">the Benificial Owner </text:span><text:span text:style-name="T8">(Category A)</text:span><text:span text:style-name="T7">, </text:span><text:span text:style-name="T9">who own</text:span><text:span text:style-name="T10">s</text:span><text:span text:style-name="T9"> 100% </text:span><text:span text:style-name="T11">of the </text:span><text:span text:style-name="T9">Voting Rights, </text:span><text:span text:style-name="T6">I </text:span><text:span text:style-name="T7">am </text:span><text:span text:style-name="T6">authorized to file this GIS with the SEC. <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10"/>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9"><text:span text:style-name="T5">I understand that the Commission may place the corporation under delinquent status for failure to submit the reportorial requirements three (3) times, consecutively or intermittently, within a period of five (5) years (</text:span><text:span text:style-name="T13">Section 177, RA No. 11232</text:span><text:span text:style-name="T14">). <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0" office:value-type="string">
            <text:p text:style-name="P8">In addition, I certify that the GIS that we submit online is exact with this printed hard copy versio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2">
          <table:table-cell table:style-name="Table1.A1" table:number-columns-spanned="10" office:value-type="string">
            <text:p text:style-name="P1">Done this ___ day of <text:span text:style-name="T15">MAY</text:span>, 2021 in MARIKINA CITY, PHILIPPINE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4">SYSON, MICHAEL B.</text:p>
          </table:table-cell>
          <table:covered-table-cell/>
          <table:covered-table-cell/>
          <table:covered-table-cell/>
          <table:covered-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table:number-columns-spanned="3" office:value-type="string">
            <text:p text:style-name="P7">SECRETARY</text:p>
          </table:table-cell>
          <table:covered-table-cell/>
          <table:covered-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6"/>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21">
          <table:table-cell table:style-name="Table1.A1" table:number-columns-spanned="10" office:value-type="string">
            <text:p text:style-name="P3"><text:span text:style-name="T1">SUBSCRIBED AND SWORN TO before me in </text:span><text:bookmark-start text:name="__DdeLink__1802_2501600257"/><text:span text:style-name="T3">MARIKINA CITY</text:span><text:bookmark-end text:name="__DdeLink__1802_2501600257"/><text:span text:style-name="T1"> on ____________________ by affiant who personally appeared before me and exhibited to me his/her competent evidence of identity consisting of </text:span><text:bookmark-start text:name="__DdeLink__2316_121427770"/><text:span text:style-name="T2">UNIFIED MULTI-PURPOSE IDENTIFICATION (ID) with ID Number: _____________</text:span><text:span text:style-name="T1">.</text:span><text:bookmark-end text:name="__DdeLink__2316_121427770"/></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
          <table:table-cell table:style-name="Table1.A1" office:value-type="string">
            <text:p text:style-name="P2"/>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17">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A1" table:number-columns-spanned="5" office:value-type="string">
            <text:p text:style-name="P5">NOTARY PUBLIC</text:p>
          </table:table-cell>
          <table:covered-table-cell/>
          <table:covered-table-cell/>
          <table:covered-table-cell/>
          <table:covered-table-cell/>
          <table:table-cell table:style-name="Table1.A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Page 10</text:p>
          </table:table-cell>
          <table:table-cell table:style-name="Table1.B1" office:value-type="string">
            <text:p text:style-name="P1"/>
          </table:table-cell>
        </table:table-row>
        <table:table-row table:style-name="Table1.3">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cell table:style-name="Table1.B1" office:value-type="string">
            <text:p text:style-name="P1"/>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0" svg:font-family="0" style:font-family-generic="roman"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1:13:29.739508288</meta:creation-date>
    <dc:date>2021-05-23T09:45:35.342962005</dc:date>
    <meta:editing-duration>PT6H42M51S</meta:editing-duration>
    <meta:editing-cycles>30</meta:editing-cycles>
    <meta:generator>LibreOffice/6.4.6.2$Linux_X86_64 LibreOffice_project/40$Build-2</meta:generator>
    <meta:document-statistic meta:table-count="1" meta:image-count="0" meta:object-count="0" meta:page-count="1" meta:paragraph-count="11" meta:word-count="249" meta:character-count="1540" meta:non-whitespace-character-count="1297"/>
  </office:meta>
</office:document-meta>
</file>